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8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5752781754548" calcext:value-type="float">
            <text:p>0.4157527818</text:p>
          </table:table-cell>
          <table:table-cell office:value-type="float" office:value="0.22814552484682" calcext:value-type="float">
            <text:p>0.2281455248</text:p>
          </table:table-cell>
          <table:table-cell office:value-type="float" office:value="0.146425379803396" calcext:value-type="float">
            <text:p>0.1464253798</text:p>
          </table:table-cell>
          <table:table-cell office:value-type="float" office:value="0.228353670945202" calcext:value-type="float">
            <text:p>0.2283536709</text:p>
          </table:table-cell>
          <table:table-cell office:value-type="float" office:value="0.410187667560322" calcext:value-type="float">
            <text:p>0.4101876676</text:p>
          </table:table-cell>
          <table:table-cell office:value-type="float" office:value="0.491867609160986" calcext:value-type="float">
            <text:p>0.4918676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4381336348779" calcext:value-type="float">
            <text:p>0.4143813363</text:p>
          </table:table-cell>
          <table:table-cell office:value-type="float" office:value="0.218375323503979" calcext:value-type="float">
            <text:p>0.2183753235</text:p>
          </table:table-cell>
          <table:table-cell office:value-type="float" office:value="0.145665773011618" calcext:value-type="float">
            <text:p>0.145665773</text:p>
          </table:table-cell>
          <table:table-cell office:value-type="float" office:value="0.226302003223324" calcext:value-type="float">
            <text:p>0.2263020032</text:p>
          </table:table-cell>
          <table:table-cell office:value-type="float" office:value="0.415549597855228" calcext:value-type="float">
            <text:p>0.4155495979</text:p>
          </table:table-cell>
          <table:table-cell office:value-type="float" office:value="0.492816527297519" calcext:value-type="float">
            <text:p>0.4928165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1637358437193" calcext:value-type="float">
            <text:p>0.4116373584</text:p>
          </table:table-cell>
          <table:table-cell office:value-type="float" office:value="0.213018273173984" calcext:value-type="float">
            <text:p>0.2130182732</text:p>
          </table:table-cell>
          <table:table-cell office:value-type="float" office:value="0.140974084003575" calcext:value-type="float">
            <text:p>0.140974084</text:p>
          </table:table-cell>
          <table:table-cell office:value-type="float" office:value="0.227418661864995" calcext:value-type="float">
            <text:p>0.2274186619</text:p>
          </table:table-cell>
          <table:table-cell office:value-type="float" office:value="0.386058981233244" calcext:value-type="float">
            <text:p>0.3860589812</text:p>
          </table:table-cell>
          <table:table-cell office:value-type="float" office:value="0.486844373740104" calcext:value-type="float">
            <text:p>0.48684437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5266784074983" calcext:value-type="float">
            <text:p>0.4152667841</text:p>
          </table:table-cell>
          <table:table-cell office:value-type="float" office:value="0.219187129681917" calcext:value-type="float">
            <text:p>0.2191871297</text:p>
          </table:table-cell>
          <table:table-cell office:value-type="float" office:value="0.145062555853441" calcext:value-type="float">
            <text:p>0.1450625559</text:p>
          </table:table-cell>
          <table:table-cell office:value-type="float" office:value="0.226076043356182" calcext:value-type="float">
            <text:p>0.2260760434</text:p>
          </table:table-cell>
          <table:table-cell office:value-type="float" office:value="0.402144772117963" calcext:value-type="float">
            <text:p>0.4021447721</text:p>
          </table:table-cell>
          <table:table-cell office:value-type="float" office:value="0.49033086214938" calcext:value-type="float">
            <text:p>0.4903308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9921530938342" calcext:value-type="float">
            <text:p>0.4199215309</text:p>
          </table:table-cell>
          <table:table-cell office:value-type="float" office:value="0.234603915116667" calcext:value-type="float">
            <text:p>0.2346039151</text:p>
          </table:table-cell>
          <table:table-cell office:value-type="float" office:value="0.142024128686327" calcext:value-type="float">
            <text:p>0.1420241287</text:p>
          </table:table-cell>
          <table:table-cell office:value-type="float" office:value="0.229474390710878" calcext:value-type="float">
            <text:p>0.2294743907</text:p>
          </table:table-cell>
          <table:table-cell office:value-type="float" office:value="0.380697050938338" calcext:value-type="float">
            <text:p>0.3806970509</text:p>
          </table:table-cell>
          <table:table-cell office:value-type="float" office:value="0.485558241970199" calcext:value-type="float">
            <text:p>0.485558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4023366757532" calcext:value-type="float">
            <text:p>0.4140233668</text:p>
          </table:table-cell>
          <table:table-cell office:value-type="float" office:value="0.217716030393097" calcext:value-type="float">
            <text:p>0.2177160304</text:p>
          </table:table-cell>
          <table:table-cell office:value-type="float" office:value="0.138918677390527" calcext:value-type="float">
            <text:p>0.1389186774</text:p>
          </table:table-cell>
          <table:table-cell office:value-type="float" office:value="0.222700927139386" calcext:value-type="float">
            <text:p>0.2227009271</text:p>
          </table:table-cell>
          <table:table-cell office:value-type="float" office:value="0.410187667560322" calcext:value-type="float">
            <text:p>0.4101876676</text:p>
          </table:table-cell>
          <table:table-cell office:value-type="float" office:value="0.491867609160986" calcext:value-type="float">
            <text:p>0.4918676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8072515961528" calcext:value-type="float">
            <text:p>0.418072516</text:p>
          </table:table-cell>
          <table:table-cell office:value-type="float" office:value="0.247376968519298" calcext:value-type="float">
            <text:p>0.2473769685</text:p>
          </table:table-cell>
          <table:table-cell office:value-type="float" office:value="0.144638069705094" calcext:value-type="float">
            <text:p>0.1446380697</text:p>
          </table:table-cell>
          <table:table-cell office:value-type="float" office:value="0.23199201812015" calcext:value-type="float">
            <text:p>0.2319920181</text:p>
          </table:table-cell>
          <table:table-cell office:value-type="float" office:value="0.404825737265416" calcext:value-type="float">
            <text:p>0.4048257373</text:p>
          </table:table-cell>
          <table:table-cell office:value-type="float" office:value="0.490858288829809" calcext:value-type="float">
            <text:p>0.49085828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7197292552282" calcext:value-type="float">
            <text:p>0.4171972926</text:p>
          </table:table-cell>
          <table:table-cell office:value-type="float" office:value="0.219863404090192" calcext:value-type="float">
            <text:p>0.2198634041</text:p>
          </table:table-cell>
          <table:table-cell office:value-type="float" office:value="0.143185880250223" calcext:value-type="float">
            <text:p>0.1431858803</text:p>
          </table:table-cell>
          <table:table-cell office:value-type="float" office:value="0.224849601877829" calcext:value-type="float">
            <text:p>0.2248496019</text:p>
          </table:table-cell>
          <table:table-cell office:value-type="float" office:value="0.402144772117963" calcext:value-type="float">
            <text:p>0.4021447721</text:p>
          </table:table-cell>
          <table:table-cell office:value-type="float" office:value="0.49033086214938" calcext:value-type="float">
            <text:p>0.49033086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0706786125316" calcext:value-type="float">
            <text:p>0.4107067861</text:p>
          </table:table-cell>
          <table:table-cell office:value-type="float" office:value="0.213670486588603" calcext:value-type="float">
            <text:p>0.2136704866</text:p>
          </table:table-cell>
          <table:table-cell office:value-type="float" office:value="0.136014298480786" calcext:value-type="float">
            <text:p>0.1360142985</text:p>
          </table:table-cell>
          <table:table-cell office:value-type="float" office:value="0.206199254732578" calcext:value-type="float">
            <text:p>0.2061992547</text:p>
          </table:table-cell>
          <table:table-cell office:value-type="float" office:value="0.412868632707775" calcext:value-type="float">
            <text:p>0.4128686327</text:p>
          </table:table-cell>
          <table:table-cell office:value-type="float" office:value="0.492349596154793" calcext:value-type="float">
            <text:p>0.49234959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9825129174587" calcext:value-type="float">
            <text:p>0.4198251292</text:p>
          </table:table-cell>
          <table:table-cell office:value-type="float" office:value="0.252664909811569" calcext:value-type="float">
            <text:p>0.2526649098</text:p>
          </table:table-cell>
          <table:table-cell office:value-type="float" office:value="0.145933869526363" calcext:value-type="float">
            <text:p>0.1459338695</text:p>
          </table:table-cell>
          <table:table-cell office:value-type="float" office:value="0.228826803680261" calcext:value-type="float">
            <text:p>0.2288268037</text:p>
          </table:table-cell>
          <table:table-cell office:value-type="float" office:value="0.404825737265416" calcext:value-type="float">
            <text:p>0.4048257373</text:p>
          </table:table-cell>
          <table:table-cell office:value-type="float" office:value="0.490858288829809" calcext:value-type="float">
            <text:p>0.49085828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(in %)</text:p>
          </table:table-cell>
          <table:table-cell table:formula="of:=AVERAGE([.B2:.B11])" office:value-type="float" office:value="0.415678488212509" calcext:value-type="float">
            <text:p>0.4156784882</text:p>
          </table:table-cell>
          <table:table-cell/>
          <table:table-cell table:formula="of:=AVERAGE([.D2:.D11])" office:value-type="float" office:value="0.142884271671135" calcext:value-type="float">
            <text:p>0.1428842717</text:p>
          </table:table-cell>
          <table:table-cell/>
          <table:table-cell table:formula="of:=AVERAGE([.F2:.F11])" office:value-type="float" office:value="0.402949061662199" calcext:value-type="float">
            <text:p>0.4029490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(in %)</text:p>
          </table:table-cell>
          <table:table-cell table:formula="of:=STDEV([.B2:.B11])" office:value-type="float" office:value="0.00314257112794086" calcext:value-type="float">
            <text:p>0.0031425711</text:p>
          </table:table-cell>
          <table:table-cell/>
          <table:table-cell table:formula="of:=STDEV([.D2:.D11])" office:value-type="float" office:value="0.00341238061837554" calcext:value-type="float">
            <text:p>0.0034123806</text:p>
          </table:table-cell>
          <table:table-cell/>
          <table:table-cell table:formula="of:=STDEV([.F2:.F11])" office:value-type="float" office:value="0.0113074735212773" calcext:value-type="float">
            <text:p>0.011307473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R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S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LR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01:48:03.688841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49:59.543997480</dc:date>
    <dc:creator>Surender Kumar</dc:creator>
    <meta:editing-duration>PT10M36S</meta:editing-duration>
    <meta:editing-cycles>2</meta:editing-cycles>
    <meta:generator>LibreOffice/5.1.4.2$Linux_X86_64 LibreOffice_project/10m0$Build-2</meta:generator>
    <meta:document-statistic meta:table-count="1" meta:cell-count="102" meta:object-count="0"/>
  </office:meta>
</office:document-meta>
</file>